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formingClassGenerator.TransformingClassGenerator( ClassGenerator gen , ClassTransformer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formingClassGenerator.generateClass( ClassVisitor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